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na-se à Aromalma para comercializar alimentos orgânicos, cosméticos naturais e produtos de limpeza ecológicos, promovendo sustentabilidade e qualidade de vida. Junte-se a nós na jornada pelo bem-estar e futuro sustentável!</text:p>
      <text:p text:style-name="Standard"/>
      <text:p text:style-name="Standard">---</text:p>
      <text:p text:style-name="Standard"/>
      <text:p text:style-name="Standard"/>
      <text:p text:style-name="Standard">Buscando paixão com propósito? Junte-se ao projeto "Aromalma", promovendo orgânicos e sustentabilidade. Faça parte da equipe que faz a diferença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9T22:39:20.075000000</meta:creation-date>
    <dc:date>2023-08-09T22:41:49.073000000</dc:date>
    <meta:editing-duration>PT2M28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3" meta:word-count="51" meta:character-count="371" meta:non-whitespace-character-count="323"/>
  </office:meta>
</office:document-meta>
</file>